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Comma" style:data-style-name="N50">
      <style:text-properties style:font-name="Liberation Sans" style:font-name-asian="Liberation Sans" style:font-name-complex="Liberation Sans"/>
    </style:style>
    <style:style style:name="ce4" style:family="table-cell" style:parent-style-name="Default" style:data-style-name="N45"/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83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Augustana Wom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lleyball Tea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ights as reported on the Augustana Webs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18 Women’s Volleyball Roste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feet</text:p>
          </table:table-cell>
          <table:table-cell office:value-type="string" table:style-name="ce2">
            <text:p>inches</text:p>
          </table:table-cell>
          <table:table-cell office:value-type="string" table:style-name="ce2">
            <text:p>total inch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ora Gomez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7" table:formula="of:=[.B7]*12+[.C7]" table:style-name="ce1">
            <text:p>67</text:p>
          </table:table-cell>
          <table:table-cell table:style-name="ce1"/>
          <table:table-cell office:value-type="float" office:value="31" table:formula="of:=COUNT([.D7:.D37])" table:style-name="ce1">
            <text:p>31</text:p>
          </table:table-cell>
          <table:table-cell office:value-type="string" table:style-name="ce1">
            <text:p># of play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yla Hefli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B8]*12+[.C8]" table:style-name="ce1">
            <text:p>64</text:p>
          </table:table-cell>
          <table:table-cell table:style-name="ce1"/>
          <table:table-cell office:value-type="float" office:value="67.290322580645167" table:formula="of:=AVERAGE([.D7:.D37])" table:style-name="ce1">
            <text:p>67.29032258</text:p>
          </table:table-cell>
          <table:table-cell office:value-type="string" table:style-name="ce1">
            <text:p>me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nah Moore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B9]*12+[.C9]" table:style-name="ce1">
            <text:p>64</text:p>
          </table:table-cell>
          <table:table-cell table:style-name="ce1"/>
          <table:table-cell office:value-type="float" office:value="6.937254790784201" table:formula="of:=([.F8]-64.3)/(2.4/SQRT([.F7]))" table:style-name="ce1">
            <text:p>6.937254791</text:p>
          </table:table-cell>
          <table:table-cell office:value-type="string" table:style-name="ce1">
            <text:p>z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na Chelini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B10]*12+[.C10]" table:style-name="ce1">
            <text:p>64</text:p>
          </table:table-cell>
          <table:table-cell table:style-name="ce1"/>
          <table:table-cell office:value-type="float" office:value="0.99999999999800104" table:formula="of:=NORMDIST([.F9];0;1; TRUE)" table:style-name="ce3">
            <text:p><text:s/>0.99999999999800100<text:s/></text:p>
          </table:table-cell>
          <table:table-cell office:value-type="string" table:style-name="ce1">
            <text:p>Normal Distribu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sica Nguye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4" table:formula="of:=[.B11]*12+[.C11]" table:style-name="ce1">
            <text:p>64</text:p>
          </table:table-cell>
          <table:table-cell table:style-name="ce1"/>
          <table:table-cell office:value-type="float" office:value="1.9989565558375944E-12" table:formula="of:=1-[.F10]" table:style-name="ce4">
            <text:p><text:s/>0.000000000002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rooke Keegan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" table:formula="of:=[.B12]*12+[.C12]" table:style-name="ce1">
            <text:p>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anca Ori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13]*12+[.C13]" table:style-name="ce1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ctoria Biggerstaff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14]*12+[.C14]" table:style-name="ce1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rdan Dryfhout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7" table:formula="of:=[.B15]*12+[.C15]" table:style-name="ce1">
            <text:p>6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ooke Harmon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0" table:formula="of:=[.B16]*12+[.C16]" table:style-name="ce1">
            <text:p>7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livia Doak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17]*12+[.C17]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yn Vanearwag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18]*12+[.C18]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di Glatz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" table:formula="of:=[.B19]*12+[.C19]" table:style-name="ce1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ylor Steger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1" table:formula="of:=[.B20]*12+[.C20]" table:style-name="ce1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cKenzie Zambrano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6" table:formula="of:=[.B21]*12+[.C21]" table:style-name="ce1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xis Miller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0" table:formula="of:=[.B22]*12+[.C22]" table:style-name="ce1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vana Sparks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23]*12+[.C23]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delyn Benoit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9" table:formula="of:=[.B24]*12+[.C24]" table:style-name="ce1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ily Uglem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9" table:formula="of:=[.B25]*12+[.C25]" table:style-name="ce1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urtney War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2" table:formula="of:=[.B26]*12+[.C26]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erra Erke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4" table:formula="of:=[.B27]*12+[.C27]" table:style-name="ce1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ce Bialobok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2" table:formula="of:=[.B28]*12+[.C28]" table:style-name="ce1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ylor Curley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" table:formula="of:=[.B29]*12+[.C29]" table:style-name="ce1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elle Dela Cruz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2" table:formula="of:=[.B30]*12+[.C30]" table:style-name="ce1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ura Heuermann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31]*12+[.C31]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chaela Loizzi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" table:formula="of:=[.B32]*12+[.C32]" table:style-name="ce1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talie Rosborough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9" table:formula="of:=[.B33]*12+[.C33]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iana Smiser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1" table:formula="of:=[.B34]*12+[.C34]" table:style-name="ce1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yssa Twilbeck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" table:formula="of:=[.B35]*12+[.C35]" table:style-name="ce1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abel Warner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8" table:formula="of:=[.B36]*12+[.C36]" table:style-name="ce1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by Wierzal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0" table:formula="of:=[.B37]*12+[.C37]" table:style-name="ce1">
            <text:p>70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5P0">
      <number:text> </number:text>
      <number:number number:decimal-places="12" number:min-integer-digits="1" number:grouping="true"/>
      <number:text> </number:text>
    </number:number-style>
    <number:number-style style:name="N45P1">
      <number:text> (</number:text>
      <number:number number:decimal-places="12" number:min-integer-digits="1" number:grouping="true"/>
      <number:text>)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50P0">
      <number:text> </number:text>
      <number:number number:decimal-places="17" number:min-integer-digits="1" number:grouping="true"/>
      <number:text> </number:text>
    </number:number-style>
    <number:number-style style:name="N50P1">
      <number:text> (</number:text>
      <number:number number:decimal-places="17" number:min-integer-digits="1" number:grouping="true"/>
      <number:text>)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5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nh Ta</dc:creator>
    <meta:creation-date>2018-11-18T15:07:50Z</meta:creation-date>
    <dc:date>2018-11-21T10:19:24Z</dc:date>
    <meta:editing-cycles>4</meta:editing-cycles>
    <meta:editing-duration>PT1966S</meta:editing-duration>
  </office:meta>
</office:document-meta>
</file>